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53cm" svg:stroke-color="#000000" draw:stroke-linejoin="miter" draw:fill="solid" draw:fill-color="#ffffff" fo:padding-top="0.301cm" fo:padding-bottom="0.301cm" fo:padding-left="0.426cm" fo:padding-right="0.426cm"/>
    </style:style>
    <style:style style:name="gr2" style:family="graphic" style:parent-style-name="standard">
      <style:graphic-properties draw:stroke="none" svg:stroke-width="0.007cm" draw:stroke-linejoin="miter" draw:fill="solid" draw:fill-color="#000000"/>
    </style:style>
    <style:style style:name="gr3" style:family="graphic" style:parent-style-name="standard">
      <style:graphic-properties draw:stroke="none" svg:stroke-width="0.007cm" draw:stroke-linejoin="miter" draw:fill="solid" draw:fill-color="#ffffff"/>
    </style:style>
    <style:style style:name="gr4" style:family="graphic" style:parent-style-name="standard">
      <style:graphic-properties draw:stroke="none" svg:stroke-color="#000000" draw:fill="none" draw:fill-color="#ffffff" fo:min-height="6.481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 draw:fill-color="#ffffff"/>
      <style:text-properties fo:font-size="150pt" fo:font-style="italic"/>
    </style:style>
    <style:style style:name="T1" style:family="text">
      <style:text-properties fo:font-size="150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95.25cm" svg:height="114.3cm" svg:x="9.525cm" svg:y="0.178cm" svg:viewBox="0 0 95251 114301" svg:d="M95251 108348c0 3288-2665 5953-5953 5953h-83345c-3288 0-5953-2665-5953-5953v-102395c0-3288 2665-5953 5953-5953h83345c3288 0 5953 2665 5953 5953z">
          <text:p/>
        </draw:path>
        <draw:path draw:style-name="gr2" draw:text-style-name="P2" draw:layer="layout" svg:width="92.075cm" svg:height="111.125cm" svg:x="11.113cm" svg:y="1.766cm" svg:viewBox="0 0 92076 111126" svg:d="M4366 111126c-2408 0-4366-1958-4366-4366v-102394c0-2408 1958-4366 4366-4366h83344c2408 0 4366 1958 4366 4366v102394c0 2408-1958 4366-4366 4366z">
          <text:p/>
        </draw:path>
        <draw:path draw:style-name="gr3" draw:text-style-name="P1" draw:layer="layout" svg:width="87.312cm" svg:height="106.362cm" svg:x="13.494cm" svg:y="4.147cm" svg:viewBox="0 0 87313 106363" svg:d="M1984 106363c-1094 0-1984-890-1984-1984v-102395c0-1094 890-1984 1984-1984h83345c1094 0 1984 890 1984 1984v102395c0 1094-890 1984-1984 1984z">
          <text:p/>
        </draw:path>
        <draw:path draw:style-name="gr2" draw:text-style-name="P2" draw:layer="layout" svg:width="12.867cm" svg:height="15.875cm" svg:x="81.602cm" svg:y="14.466cm" svg:viewBox="0 0 12868 15876" svg:d="M7694 3454c-723-390-1558-613-2392-613h-2409v10194h2409c834 0 1613-223 2281-613 1668-891 2447-2339 2447-4512 0-2117-779-3565-2336-4456zM9029 14929c-1112 613-2448 947-3727 947h-5302v-15876h5302c1335 0 2615 334 3783 1003 2447 1392 3783 3788 3783 6907 0 3175-1336 5626-3839 7019z">
          <text:p/>
        </draw:path>
        <draw:polygon draw:style-name="gr2" draw:text-style-name="P2" draw:layer="layout" svg:width="11.906cm" svg:height="15.875cm" svg:x="51.439cm" svg:y="14.466cm" svg:viewBox="0 0 11907 15876" draw:points="0,15876 0,0 11628,0 11628,2841 2907,2841 2907,5793 7659,5793 7659,8690 2907,8690 2907,13035 11907,13035 11907,15876">
          <text:p/>
        </draw:polygon>
        <draw:polygon draw:style-name="gr2" draw:text-style-name="P2" draw:layer="layout" svg:width="11.906cm" svg:height="15.875cm" svg:x="66.521cm" svg:y="14.466cm" svg:viewBox="0 0 11907 15876" draw:points="0,15876 0,0 11628,0 11628,2841 2907,2841 2907,5793 7659,5793 7659,8690 2907,8690 2907,13035 11907,13035 11907,15876">
          <text:p/>
        </draw:polygon>
        <draw:path draw:style-name="gr2" draw:text-style-name="P2" draw:layer="layout" svg:width="12.867cm" svg:height="15.875cm" svg:x="35.874cm" svg:y="14.466cm" svg:viewBox="0 0 12868 15876" svg:d="M7690 2841h-4795v3955h4795c1392 0 2338-780 2338-1950 0-1225-946-2005-2338-2005zM10418 9024c-891 502-1615 613-2840 613h-4683v6239h-2895v-15876h7578c1225 0 1949 167 2840 669 1503 835 2450 2395 2450 4177 0 1672-947 3343-2450 4178z">
          <text:p/>
        </draw:path>
        <draw:path draw:style-name="gr2" draw:text-style-name="P2" draw:layer="layout" svg:width="12.867cm" svg:height="16.209cm" svg:x="19.832cm" svg:y="14.299cm" svg:viewBox="0 0 12868 16210" svg:d="M5919 8919c-706-195-2483-622-3083-973-1195-701-2109-1847-2109-3545 0-2618 2238-4401 5483-4401 2350 0 4308 780 5930 2451l-2126 1894c-1007-1058-2293-1560-3804-1560-1622 0-2573 613-2573 1616 0 891 559 1281 2517 1727 2126 445 3525 891 4420 1337 1399 724 2294 2228 2294 3955 0 1615-728 2841-2238 3732-1119 668-2574 1058-4028 1058-2742 0-4812-1002-6602-3063l2294-1783c1175 1393 2462 2005 4252 2005 2014 0 3468-891 3468-2061 0-1490-1620-1706-4095-2389z">
          <text:p/>
        </draw:path>
        <draw:polygon draw:style-name="gr2" draw:text-style-name="P2" draw:layer="layout" svg:width="2.857cm" svg:height="15.875cm" svg:x="42.7cm" svg:y="38.278cm" svg:viewBox="0 0 2858 15876" draw:points="0,15876 0,0 2858,0 2858,15876">
          <text:p/>
        </draw:polygon>
        <draw:polygon draw:style-name="gr2" draw:text-style-name="P2" draw:layer="layout" svg:width="2.858cm" svg:height="15.875cm" svg:x="68.743cm" svg:y="38.278cm" svg:viewBox="0 0 2859 15876" draw:points="0,15876 0,0 2859,0 2859,15876">
          <text:p/>
        </draw:polygon>
        <draw:polygon draw:style-name="gr2" draw:text-style-name="P2" draw:layer="layout" svg:width="11.906cm" svg:height="15.875cm" svg:x="28.095cm" svg:y="38.278cm" svg:viewBox="0 0 11907 15876" draw:points="0,15876 0,0 2851,0 2851,13425 11907,13425 11907,15876">
          <text:p/>
        </draw:polygon>
        <draw:polygon draw:style-name="gr2" draw:text-style-name="P2" draw:layer="layout" svg:width="14.93cm" svg:height="15.875cm" svg:x="49.685cm" svg:y="38.278cm" svg:viewBox="0 0 14931 15876" draw:points="12135,15876 12135,6183 7438,15876 2796,6183 2796,15876 0,15876 0,0 2796,0 7438,9414 12135,0 14931,0 14931,15876">
          <text:p/>
        </draw:polygon>
        <draw:polygon draw:style-name="gr2" draw:text-style-name="P2" draw:layer="layout" svg:width="11.906cm" svg:height="15.875cm" svg:x="74.299cm" svg:y="38.279cm" svg:viewBox="0 0 11907 15876" draw:points="7345,2785 7345,15876 4563,15876 4563,2785 0,2785 0,0 11907,0 11907,2785">
          <text:p/>
        </draw:polygon>
        <draw:path draw:style-name="gr2" draw:text-style-name="P2" draw:layer="layout" svg:width="30.88cm" svg:height="38.769cm" svg:x="22.46cm" svg:y="62.091cm" svg:viewBox="0 0 30881 38770" svg:d="M14769 38770c-5236 0-9935-1337-14769-4278l3625-5749c3357 2005 7250 3075 11144 3075 5774 0 9264-2540 9264-6818 0-2005-939-4011-2416-5214-1343-1069-3357-1604-6177-1604-2551 0-4565 401-7384 1470l-6848-1737 1209-17915h25510l-134 6684h-18932l-402 5482c3088-669 4967-936 7384-936 8728 0 15038 5882 15038 13770 0 8021-6713 13770-16112 13770z">
          <text:p/>
        </draw:path>
        <draw:path draw:style-name="gr2" draw:text-style-name="P2" draw:layer="layout" svg:width="32.023cm" svg:height="39.437cm" svg:x="59.817cm" svg:y="61.423cm" svg:viewBox="0 0 32024 39438" svg:d="M25190 19652c0-8022-3349-12834-9111-12834-6834 0-9245 7085-9245 12700 0 8423 3483 13102 9245 13102 5628 0 9111-5214 9111-13102zM16079 39438c-11390 0-16079-9759-16079-19786s4824-19652 16079-19652c11389 0 15945 9893 15945 19518 0 9760-4422 19920-15945 19920z">
          <text:p/>
        </draw:path>
        <draw:frame draw:style-name="gr4" draw:text-style-name="P3" draw:layer="layout" svg:width="67.056cm" svg:height="6.731cm" svg:x="23.449cm" svg:y="101.789cm">
          <draw:text-box>
            <text:p><text:span text:style-name="T1">(nanoseconds per elemen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4.656cm" fo:page-height="114.6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13T19:12:27.836962434</dc:date>
    <meta:editing-duration>PT8M51S</meta:editing-duration>
    <meta:editing-cycles>3</meta:editing-cycles>
    <meta:generator>LibreOffice/5.1.6.2$Linux_X86_64 LibreOffice_project/10m0$Build-2</meta:generator>
    <meta:document-statistic meta:object-count="16"/>
  </office:meta>
</office:document-meta>
</file>